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MS Gothic" style:font-name-asian="MS Gothic" style:font-name-complex="MS Gothic"/>
    </style:style>
    <style:style style:name="T3" style:parent-style-name="DefaultParagraphFont" style:family="text">
      <style:text-properties style:font-name="MS Gothic" style:font-name-asian="MS Gothic" style:font-name-complex="MS Gothic"/>
    </style:style>
    <style:style style:name="T4" style:parent-style-name="DefaultParagraphFont" style:family="text">
      <style:text-properties style:font-name="MS Gothic" style:font-name-asian="MS Gothic" style:font-name-complex="MS Gothic"/>
    </style:style>
    <style:style style:name="T5" style:parent-style-name="DefaultParagraphFont" style:family="text">
      <style:text-properties style:font-name="MS Gothic" style:font-name-asian="MS Gothic" style:font-name-complex="MS Gothic"/>
    </style:style>
    <style:style style:name="T6" style:parent-style-name="DefaultParagraphFont" style:family="text">
      <style:text-properties style:font-name="MS Gothic" style:font-name-asian="MS Gothic" style:font-name-complex="MS Gothic"/>
    </style:style>
    <style:style style:name="T7" style:parent-style-name="DefaultParagraphFont" style:family="text">
      <style:text-properties style:font-name="MS Gothic" style:font-name-asian="MS Gothic" style:font-name-complex="MS Gothic"/>
    </style:style>
    <style:style style:name="T8" style:parent-style-name="DefaultParagraphFont" style:family="text">
      <style:text-properties style:font-name="MS Gothic" style:font-name-asian="MS Gothic" style:font-name-complex="MS Gothic"/>
    </style:style>
    <style:style style:name="T9" style:parent-style-name="DefaultParagraphFont" style:family="text">
      <style:text-properties style:font-name="MS Gothic" style:font-name-asian="MS Gothic" style:font-name-complex="MS Gothic"/>
    </style:style>
    <style:style style:name="T10" style:parent-style-name="DefaultParagraphFont" style:family="text">
      <style:text-properties style:font-name="MS Gothic" style:font-name-asian="MS Gothic" style:font-name-complex="MS Gothic"/>
    </style:style>
    <style:style style:name="T11" style:parent-style-name="DefaultParagraphFont" style:family="text">
      <style:text-properties style:font-name="MS Gothic" style:font-name-asian="MS Gothic" style:font-name-complex="MS Gothic"/>
    </style:style>
    <style:style style:name="T12" style:parent-style-name="DefaultParagraphFont" style:family="text">
      <style:text-properties style:font-name="MS Gothic" style:font-name-asian="MS Gothic" style:font-name-complex="MS Gothic"/>
    </style:style>
    <style:style style:name="T13" style:parent-style-name="DefaultParagraphFont" style:family="text">
      <style:text-properties style:font-name="MS Gothic" style:font-name-asian="MS Gothic" style:font-name-complex="MS Gothic"/>
    </style:style>
    <style:style style:name="T14" style:parent-style-name="DefaultParagraphFont" style:family="text">
      <style:text-properties style:font-name="MS Gothic" style:font-name-asian="MS Gothic" style:font-name-complex="MS Gothic"/>
    </style:style>
    <style:style style:name="T15" style:parent-style-name="DefaultParagraphFont" style:family="text">
      <style:text-properties style:font-name="MS Gothic" style:font-name-asian="MS Gothic" style:font-name-complex="MS Gothic"/>
    </style:style>
    <style:style style:name="T16" style:parent-style-name="DefaultParagraphFont" style:family="text">
      <style:text-properties style:font-name="MS Gothic" style:font-name-asian="MS Gothic" style:font-name-complex="MS Gothic"/>
    </style:style>
    <style:style style:name="T17" style:parent-style-name="DefaultParagraphFont" style:family="text">
      <style:text-properties style:font-name="MS Gothic" style:font-name-asian="MS Gothic" style:font-name-complex="MS Gothic"/>
    </style:style>
    <style:style style:name="T18" style:parent-style-name="DefaultParagraphFont" style:family="text">
      <style:text-properties style:font-name-asian="MS Gothic" style:font-name-complex="Calibri"/>
    </style:style>
    <style:style style:name="T19" style:parent-style-name="DefaultParagraphFont" style:family="text">
      <style:text-properties style:font-name="MS Gothic" style:font-name-asian="MS Gothic" style:font-name-complex="MS Gothic"/>
    </style:style>
    <style:style style:name="T20" style:parent-style-name="DefaultParagraphFont" style:family="text">
      <style:text-properties style:font-name="MS Gothic" style:font-name-asian="MS Gothic" style:font-name-complex="MS Gothic"/>
    </style:style>
    <style:style style:name="T21" style:parent-style-name="DefaultParagraphFont" style:family="text">
      <style:text-properties style:font-name="MS Gothic" style:font-name-asian="MS Gothic" style:font-name-complex="MS Gothic"/>
    </style:style>
    <style:style style:name="T22" style:parent-style-name="DefaultParagraphFont" style:family="text">
      <style:text-properties style:font-name="MS Gothic" style:font-name-asian="MS Gothic" style:font-name-complex="MS Gothic"/>
    </style:style>
    <style:style style:name="T23" style:parent-style-name="DefaultParagraphFont" style:family="text">
      <style:text-properties style:font-name="MS Gothic" style:font-name-asian="MS Gothic" style:font-name-complex="MS Gothic"/>
    </style:style>
    <style:style style:name="T24" style:parent-style-name="DefaultParagraphFont" style:family="text">
      <style:text-properties style:font-name="MS Gothic" style:font-name-asian="MS Gothic" style:font-name-complex="MS Gothic"/>
    </style:style>
    <style:style style:name="T25" style:parent-style-name="DefaultParagraphFont" style:family="text">
      <style:text-properties style:font-name="MS Gothic" style:font-name-asian="MS Gothic" style:font-name-complex="MS Gothic"/>
    </style:style>
    <style:style style:name="T26" style:parent-style-name="DefaultParagraphFont" style:family="text">
      <style:text-properties style:font-name="MS Gothic" style:font-name-asian="MS Gothic" style:font-name-complex="MS Gothic"/>
    </style:style>
    <style:style style:name="T27" style:parent-style-name="DefaultParagraphFont" style:family="text">
      <style:text-properties style:font-name="MS Gothic" style:font-name-asian="MS Gothic" style:font-name-complex="MS Gothic"/>
    </style:style>
    <style:style style:name="T28" style:parent-style-name="DefaultParagraphFont" style:family="text">
      <style:text-properties style:font-name="MS Gothic" style:font-name-asian="MS Gothic" style:font-name-complex="MS Gothic"/>
    </style:style>
    <style:style style:name="T29" style:parent-style-name="DefaultParagraphFont" style:family="text">
      <style:text-properties style:font-name="MS Gothic" style:font-name-asian="MS Gothic" style:font-name-complex="MS Gothic"/>
    </style:style>
    <style:style style:name="T30" style:parent-style-name="DefaultParagraphFont" style:family="text">
      <style:text-properties style:font-name="MS Gothic" style:font-name-asian="MS Gothic" style:font-name-complex="MS Gothic"/>
    </style:style>
    <style:style style:name="T31" style:parent-style-name="DefaultParagraphFont" style:family="text">
      <style:text-properties style:font-name="MS Gothic" style:font-name-asian="MS Gothic" style:font-name-complex="MS Gothic"/>
    </style:style>
    <style:style style:name="T32" style:parent-style-name="DefaultParagraphFont" style:family="text">
      <style:text-properties style:font-name="MS Gothic" style:font-name-asian="MS Gothic" style:font-name-complex="MS Gothic"/>
    </style:style>
    <style:style style:name="T33" style:parent-style-name="DefaultParagraphFont" style:family="text">
      <style:text-properties style:font-name="MS Gothic" style:font-name-asian="MS Gothic" style:font-name-complex="MS Gothic"/>
    </style:style>
    <style:style style:name="T34" style:parent-style-name="DefaultParagraphFont" style:family="text">
      <style:text-properties style:font-name-asian="MS Gothic" style:font-name-complex="Calibri"/>
    </style:style>
    <style:style style:name="P35" style:parent-style-name="Normal" style:family="paragraph">
      <style:text-properties style:font-name-complex="Calibri"/>
    </style:style>
    <style:style style:name="T36" style:parent-style-name="DefaultParagraphFont" style:family="text">
      <style:text-properties style:font-name-complex="Calibri"/>
    </style:style>
    <style:style style:name="T37" style:parent-style-name="DefaultParagraphFont" style:family="text">
      <style:text-properties style:font-name="MS Gothic" style:font-name-asian="MS Gothic" style:font-name-complex="MS Gothic"/>
    </style:style>
    <style:style style:name="T38" style:parent-style-name="DefaultParagraphFont" style:family="text">
      <style:text-properties style:font-name="MS Gothic" style:font-name-asian="MS Gothic" style:font-name-complex="MS Gothic"/>
    </style:style>
    <style:style style:name="T39" style:parent-style-name="DefaultParagraphFont" style:family="text">
      <style:text-properties style:font-name-complex="Calibri"/>
    </style:style>
    <style:style style:name="T40" style:parent-style-name="DefaultParagraphFont" style:family="text">
      <style:text-properties style:font-name="MS Gothic" style:font-name-asian="MS Gothic" style:font-name-complex="MS Gothic"/>
    </style:style>
    <style:style style:name="T41" style:parent-style-name="DefaultParagraphFont" style:family="text">
      <style:text-properties style:font-name-complex="Calibri"/>
    </style:style>
    <style:style style:name="T42" style:parent-style-name="DefaultParagraphFont" style:family="text">
      <style:text-properties style:font-name-complex="Calibri"/>
    </style:style>
    <style:style style:name="T43" style:parent-style-name="DefaultParagraphFont" style:family="text">
      <style:text-properties style:font-name="MS Gothic" style:font-name-asian="MS Gothic" style:font-name-complex="MS Gothic"/>
    </style:style>
    <style:style style:name="T44" style:parent-style-name="DefaultParagraphFont" style:family="text">
      <style:text-properties style:font-name="MS Gothic" style:font-name-asian="MS Gothic" style:font-name-complex="MS Gothic"/>
    </style:style>
    <style:style style:name="T45" style:parent-style-name="DefaultParagraphFont" style:family="text">
      <style:text-properties style:font-name-asian="MS Gothic" style:font-name-complex="Calibri"/>
    </style:style>
    <style:style style:name="T46" style:parent-style-name="DefaultParagraphFont" style:family="text">
      <style:text-properties style:font-name="MS Gothic" style:font-name-asian="MS Gothic" style:font-name-complex="MS Gothic"/>
    </style:style>
    <style:style style:name="T47" style:parent-style-name="DefaultParagraphFont" style:family="text">
      <style:text-properties style:font-name="MS Gothic" style:font-name-asian="MS Gothic" style:font-name-complex="MS Gothic"/>
    </style:style>
    <style:style style:name="T48" style:parent-style-name="DefaultParagraphFont" style:family="text">
      <style:text-properties style:font-name="MS Gothic" style:font-name-asian="MS Gothic" style:font-name-complex="MS Gothic"/>
    </style:style>
    <style:style style:name="T49" style:parent-style-name="DefaultParagraphFont" style:family="text">
      <style:text-properties style:font-name="MS Gothic" style:font-name-asian="MS Gothic" style:font-name-complex="MS Gothic"/>
    </style:style>
    <style:style style:name="T50" style:parent-style-name="DefaultParagraphFont" style:family="text">
      <style:text-properties style:font-name="MS Gothic" style:font-name-asian="MS Gothic" style:font-name-complex="MS Gothic"/>
    </style:style>
    <style:style style:name="T51" style:parent-style-name="DefaultParagraphFont" style:family="text">
      <style:text-properties style:font-name="MS Gothic" style:font-name-asian="MS Gothic" style:font-name-complex="MS Gothic"/>
    </style:style>
    <style:style style:name="T52" style:parent-style-name="DefaultParagraphFont" style:family="text">
      <style:text-properties style:font-name="MS Gothic" style:font-name-asian="MS Gothic" style:font-name-complex="MS Gothic"/>
    </style:style>
    <style:style style:name="T53" style:parent-style-name="DefaultParagraphFont" style:family="text">
      <style:text-properties style:font-name="MS Gothic" style:font-name-asian="MS Gothic" style:font-name-complex="MS Gothic"/>
    </style:style>
    <style:style style:name="P54" style:parent-style-name="Normal" style:family="paragraph">
      <style:text-properties style:font-name="MS Gothic" style:font-name-asian="MS Gothic" style:font-name-complex="MS Gothic"/>
    </style:style>
    <style:style style:name="T55" style:parent-style-name="DefaultParagraphFont" style:family="text">
      <style:text-properties style:font-name="MS Gothic" style:font-name-asian="MS Gothic" style:font-name-complex="MS Gothic"/>
    </style:style>
    <style:style style:name="T56" style:parent-style-name="DefaultParagraphFont" style:family="text">
      <style:text-properties style:font-name="MS Gothic" style:font-name-asian="MS Gothic" style:font-name-complex="MS Gothic"/>
    </style:style>
    <style:style style:name="T57" style:parent-style-name="DefaultParagraphFont" style:family="text">
      <style:text-properties style:font-name="MS Gothic" style:font-name-asian="MS Gothic" style:font-name-complex="MS Gothic"/>
    </style:style>
    <style:style style:name="T58" style:parent-style-name="DefaultParagraphFont" style:family="text">
      <style:text-properties style:font-name-asian="MS Gothic" style:font-name-complex="Calibri"/>
    </style:style>
    <style:style style:name="P59" style:parent-style-name="Normal" style:family="paragraph">
      <style:text-properties style:font-name="MS Gothic" style:font-name-asian="MS Gothic" style:font-name-complex="MS Gothic"/>
    </style:style>
    <style:style style:name="P60" style:parent-style-name="Normal" style:family="paragraph">
      <style:text-properties style:font-name="MS Gothic" style:font-name-asian="MS Gothic" style:font-name-complex="MS Gothic"/>
    </style:style>
    <style:style style:name="P61" style:parent-style-name="Normal" style:family="paragraph">
      <style:text-properties style:font-name-asian="MS Gothic" style:font-name-complex="Calibri"/>
    </style:style>
    <style:style style:name="P62" style:parent-style-name="Normal" style:family="paragraph">
      <style:text-properties style:font-name-asian="MS Gothic" style:font-name-complex="Calibri"/>
    </style:style>
    <style:style style:name="P63" style:parent-style-name="Normal" style:family="paragraph">
      <style:text-properties style:font-name-asian="MS Gothic" style:font-name-complex="Calibri"/>
    </style:style>
    <style:style style:name="P64" style:parent-style-name="Normal" style:family="paragraph">
      <style:text-properties style:font-name-asian="MS Gothic" style:font-name-complex="Calibri"/>
    </style:style>
    <style:style style:name="P65" style:parent-style-name="Normal" style:family="paragraph">
      <style:text-properties style:font-name-asian="MS Gothic" style:font-name-complex="Calibri"/>
    </style:style>
    <style:style style:name="P66" style:parent-style-name="Normal" style:family="paragraph">
      <style:text-properties style:font-name-asian="MS Gothic" style:font-name-complex="Calibri"/>
    </style:style>
    <style:style style:name="P67" style:parent-style-name="Normal" style:family="paragraph">
      <style:text-properties style:font-name-asian="MS Gothic" style:font-name-complex="Calibri"/>
    </style:style>
    <style:style style:name="P68" style:parent-style-name="Normal" style:family="paragraph">
      <style:text-properties style:font-name-asian="MS Gothic" style:font-name-complex="Calibri"/>
    </style:style>
    <style:style style:name="P69" style:parent-style-name="Normal" style:family="paragraph">
      <style:text-properties style:font-name-asian="MS Gothic" style:font-name-complex="Calibri"/>
    </style:style>
    <style:style style:name="P70" style:parent-style-name="Normal" style:family="paragraph">
      <style:text-properties style:font-name-asian="MS Gothic" style:font-name-complex="Calibri"/>
    </style:style>
    <style:style style:name="T71" style:parent-style-name="DefaultParagraphFont" style:family="text">
      <style:text-properties style:font-name="MS Gothic" style:font-name-asian="MS Gothic" style:font-name-complex="MS Gothic"/>
    </style:style>
    <style:style style:name="T72" style:parent-style-name="DefaultParagraphFont" style:family="text">
      <style:text-properties style:font-name="MS Gothic" style:font-name-asian="MS Gothic" style:font-name-complex="MS Gothic"/>
    </style:style>
    <style:style style:name="T73" style:parent-style-name="DefaultParagraphFont" style:family="text">
      <style:text-properties style:font-name="MS Gothic" style:font-name-asian="MS Gothic" style:font-name-complex="MS Gothic"/>
    </style:style>
    <style:style style:name="T74" style:parent-style-name="DefaultParagraphFont" style:family="text">
      <style:text-properties style:font-name-asian="MS Gothic" style:font-name-complex="Calibri"/>
    </style:style>
    <style:style style:name="T75" style:parent-style-name="DefaultParagraphFont" style:family="text">
      <style:text-properties style:font-name-asian="MS Gothic" style:font-name-complex="Calibri"/>
    </style:style>
    <style:style style:name="T76" style:parent-style-name="DefaultParagraphFont" style:family="text">
      <style:text-properties style:font-name-asian="MS Gothic" style:font-name-complex="Calibri"/>
    </style:style>
    <style:style style:name="P77" style:parent-style-name="Normal" style:family="paragraph">
      <style:text-properties style:font-name-asian="MS Gothic" style:font-name-complex="Calibri"/>
    </style:style>
    <style:style style:name="P78" style:parent-style-name="Normal" style:family="paragraph">
      <style:text-properties style:font-name-asian="MS Gothic" style:font-name-complex="Calibri"/>
    </style:style>
    <style:style style:name="T79" style:parent-style-name="DefaultParagraphFont" style:family="text">
      <style:text-properties style:font-name-asian="MS Gothic" style:font-name-complex="Calibri"/>
    </style:style>
    <style:style style:name="T80" style:parent-style-name="DefaultParagraphFont" style:family="text">
      <style:text-properties style:font-name="MS Gothic" style:font-name-asian="MS Gothic" style:font-name-complex="MS Gothic"/>
    </style:style>
    <style:style style:name="T81" style:parent-style-name="DefaultParagraphFont" style:family="text">
      <style:text-properties style:font-name="MS Gothic" style:font-name-asian="MS Gothic" style:font-name-complex="MS Gothic"/>
    </style:style>
    <style:style style:name="T82" style:parent-style-name="DefaultParagraphFont" style:family="text">
      <style:text-properties style:font-name="MS Gothic" style:font-name-asian="MS Gothic" style:font-name-complex="MS Gothic"/>
    </style:style>
    <style:style style:name="T83" style:parent-style-name="DefaultParagraphFont" style:family="text">
      <style:text-properties style:font-name="MS Gothic" style:font-name-asian="MS Gothic" style:font-name-complex="MS Gothic"/>
    </style:style>
    <style:style style:name="T84" style:parent-style-name="DefaultParagraphFont" style:family="text">
      <style:text-properties style:font-name="MS Gothic" style:font-name-asian="MS Gothic" style:font-name-complex="MS Gothic"/>
    </style:style>
    <style:style style:name="T85" style:parent-style-name="DefaultParagraphFont" style:family="text">
      <style:text-properties style:font-name="MS Gothic" style:font-name-asian="MS Gothic" style:font-name-complex="MS Gothic"/>
    </style:style>
    <style:style style:name="T86" style:parent-style-name="DefaultParagraphFont" style:family="text">
      <style:text-properties style:font-name="MS Gothic" style:font-name-asian="MS Gothic" style:font-name-complex="MS Gothic"/>
    </style:style>
    <style:style style:name="T87" style:parent-style-name="DefaultParagraphFont" style:family="text">
      <style:text-properties style:font-name-asian="MS Gothic" style:font-name-complex="Calibri"/>
    </style:style>
    <style:style style:name="T88" style:parent-style-name="DefaultParagraphFont" style:family="text">
      <style:text-properties style:font-name="MS Gothic" style:font-name-asian="MS Gothic" style:font-name-complex="MS Gothic"/>
    </style:style>
    <style:style style:name="T89" style:parent-style-name="DefaultParagraphFont" style:family="text">
      <style:text-properties style:font-name="MS Gothic" style:font-name-asian="MS Gothic" style:font-name-complex="MS Gothic"/>
    </style:style>
    <style:style style:name="T90" style:parent-style-name="DefaultParagraphFont" style:family="text">
      <style:text-properties style:font-name="MS Gothic" style:font-name-asian="MS Gothic" style:font-name-complex="MS Gothic"/>
    </style:style>
    <style:style style:name="P91" style:parent-style-name="Normal" style:family="paragraph">
      <style:text-properties style:font-name="MS Gothic" style:font-name-asian="MS Gothic" style:font-name-complex="MS Gothic"/>
    </style:style>
    <style:style style:name="P92" style:parent-style-name="Normal" style:family="paragraph">
      <style:text-properties style:font-name="MS Gothic" style:font-name-asian="MS Gothic" style:font-name-complex="MS Gothic"/>
    </style:style>
    <style:style style:name="T93" style:parent-style-name="DefaultParagraphFont" style:family="text">
      <style:text-properties style:font-name-asian="MS Gothic" style:font-name-complex="Calibri"/>
    </style:style>
    <style:style style:name="T94" style:parent-style-name="DefaultParagraphFont" style:family="text">
      <style:text-properties style:font-name="MS Gothic" style:font-name-asian="MS Gothic" style:font-name-complex="MS Gothic"/>
    </style:style>
    <style:style style:name="T95" style:parent-style-name="DefaultParagraphFont" style:family="text">
      <style:text-properties style:font-name="MS Gothic" style:font-name-asian="MS Gothic" style:font-name-complex="MS Gothic"/>
    </style:style>
    <style:style style:name="T96" style:parent-style-name="DefaultParagraphFont" style:family="text">
      <style:text-properties style:font-name="MS Gothic" style:font-name-asian="MS Gothic" style:font-name-complex="MS Gothic"/>
    </style:style>
    <style:style style:name="T97" style:parent-style-name="DefaultParagraphFont" style:family="text">
      <style:text-properties style:font-name-asian="MS Gothic" style:font-name-complex="Calibri"/>
    </style:style>
    <style:style style:name="T98" style:parent-style-name="DefaultParagraphFont" style:family="text">
      <style:text-properties style:font-name-asian="MS Gothic" style:font-name-complex="Calibri"/>
    </style:style>
    <style:style style:name="T99" style:parent-style-name="DefaultParagraphFont" style:family="text">
      <style:text-properties style:font-name="MS Gothic" style:font-name-asian="MS Gothic" style:font-name-complex="MS Gothic"/>
    </style:style>
    <style:style style:name="T100" style:parent-style-name="DefaultParagraphFont" style:family="text">
      <style:text-properties style:font-name="MS Gothic" style:font-name-asian="MS Gothic" style:font-name-complex="MS Gothic"/>
    </style:style>
    <style:style style:name="T101" style:parent-style-name="DefaultParagraphFont" style:family="text">
      <style:text-properties style:font-name="MS Gothic" style:font-name-asian="MS Gothic" style:font-name-complex="MS Gothic"/>
    </style:style>
    <style:style style:name="T102" style:parent-style-name="DefaultParagraphFont" style:family="text">
      <style:text-properties style:font-name-asian="MS Gothic" style:font-name-complex="Calibri"/>
    </style:style>
    <style:style style:name="P103" style:parent-style-name="Normal" style:family="paragraph">
      <style:text-properties style:font-name-asian="MS Gothic" style:font-name-complex="Calibri"/>
    </style:style>
    <style:style style:name="P104" style:parent-style-name="Normal" style:family="paragraph">
      <style:text-properties style:font-name-asian="MS Gothic" style:font-name-complex="Calibri"/>
    </style:style>
    <style:style style:name="P105" style:parent-style-name="Normal" style:family="paragraph">
      <style:text-properties style:font-name-asian="MS Gothic" style:font-name-complex="Calibri"/>
    </style:style>
    <style:style style:name="P106" style:parent-style-name="Normal" style:family="paragraph">
      <style:text-properties style:font-name-asian="MS Gothic" style:font-name-complex="Calibri"/>
    </style:style>
    <style:style style:name="P107" style:parent-style-name="Normal" style:family="paragraph">
      <style:text-properties style:font-name-asian="MS Gothic" style:font-name-complex="Calibri"/>
    </style:style>
    <style:style style:name="P108" style:parent-style-name="Normal" style:family="paragraph">
      <style:text-properties style:font-name-asian="MS Gothic" style:font-name-complex="Calibri"/>
    </style:style>
    <style:style style:name="P109" style:parent-style-name="Normal" style:family="paragraph">
      <style:text-properties style:font-name-asian="MS Gothic" style:font-name-complex="Calibri"/>
    </style:style>
    <style:style style:name="P110" style:parent-style-name="Normal" style:family="paragraph">
      <style:text-properties style:font-name-asian="MS Gothic" style:font-name-complex="Calibri"/>
    </style:style>
    <style:style style:name="P111" style:parent-style-name="Normal" style:family="paragraph">
      <style:text-properties style:font-name-asian="MS Gothic" style:font-name-complex="Calibri"/>
    </style:style>
    <style:style style:name="P112" style:parent-style-name="Normal" style:family="paragraph">
      <style:text-properties style:font-name-asian="MS Gothic" style:font-name-complex="Calibri"/>
    </style:style>
    <style:style style:name="P113" style:parent-style-name="Normal" style:family="paragraph">
      <style:text-properties style:font-name-asian="MS Gothic" style:font-name-complex="Calibri"/>
    </style:style>
    <style:style style:name="P114" style:parent-style-name="Normal" style:family="paragraph">
      <style:text-properties style:font-name-asian="MS Gothic" style:font-name-complex="Calibri"/>
    </style:style>
    <style:style style:name="P115" style:parent-style-name="Normal" style:family="paragraph">
      <style:paragraph-properties fo:border-top="none" fo:border-left="none" fo:border-bottom="0.0104in solid #000000" fo:border-right="none" fo:padding-top="0in" fo:padding-left="0in" fo:padding-bottom="0.2361in" fo:padding-right="0in" style:shadow="none"/>
      <style:text-properties style:font-name-asian="MS Gothic" style:font-name-complex="Calibri"/>
    </style:style>
    <style:style style:name="P116" style:parent-style-name="Normal" style:family="paragraph">
      <style:text-properties style:font-name-asian="MS Gothic" style:font-name-complex="Calibri"/>
    </style:style>
    <style:style style:name="P117" style:parent-style-name="Normal" style:family="paragraph">
      <style:text-properties style:font-name-asian="MS Gothic" style:font-name-complex="Calibri"/>
    </style:style>
    <style:style style:name="P118" style:parent-style-name="Normal" style:family="paragraph">
      <style:text-properties style:font-name-asian="MS Gothic" style:font-name-complex="Calibri"/>
    </style:style>
    <style:style style:name="P119" style:parent-style-name="Normal" style:family="paragraph">
      <style:text-properties style:font-name-asian="MS Gothic" style:font-name-complex="Calibri"/>
    </style:style>
    <style:style style:name="P120" style:parent-style-name="Normal" style:family="paragraph">
      <style:text-properties style:font-name-asian="MS Gothic" style:font-name-complex="Calibri"/>
    </style:style>
    <style:style style:name="P121" style:parent-style-name="Normal" style:family="paragraph">
      <style:text-properties style:font-name-asian="MS Gothic" style:font-name-complex="Calibri"/>
    </style:style>
    <style:style style:name="P122" style:parent-style-name="Normal" style:family="paragraph">
      <style:text-properties style:font-name-asian="MS Gothic" style:font-name-complex="Calibri"/>
    </style:style>
    <style:style style:name="P123" style:parent-style-name="Normal" style:family="paragraph">
      <style:text-properties style:font-name-asian="MS Gothic" style:font-name-complex="Calibri"/>
    </style:style>
    <style:style style:name="P124" style:parent-style-name="Normal" style:family="paragraph">
      <style:text-properties style:font-name-asian="MS Gothic" style:font-name-complex="Calibri"/>
    </style:style>
    <style:style style:name="P125" style:parent-style-name="Normal" style:family="paragraph">
      <style:text-properties style:font-name-asian="MS Gothic" style:font-name-complex="Calibri"/>
    </style:style>
    <style:style style:name="P126" style:parent-style-name="Normal" style:family="paragraph">
      <style:text-properties style:font-name-asian="MS Gothic" style:font-name-complex="Calibri"/>
    </style:style>
    <style:style style:name="P127" style:parent-style-name="Normal" style:family="paragraph">
      <style:text-properties style:font-name-asian="MS Gothic" style:font-name-complex="Calibri"/>
    </style:style>
    <style:style style:name="P128" style:parent-style-name="Normal" style:family="paragraph">
      <style:text-properties style:font-name-asian="MS Gothic" style:font-name-complex="Calibri"/>
    </style:style>
    <style:style style:name="P129" style:parent-style-name="Normal" style:family="paragraph">
      <style:text-properties style:font-name-asian="MS Gothic" style:font-name-complex="Calibri"/>
    </style:style>
    <style:style style:name="P130" style:parent-style-name="Normal" style:family="paragraph">
      <style:text-properties style:font-name-asian="MS Gothic" style:font-name-complex="Calibri"/>
    </style:style>
    <style:style style:name="P131" style:parent-style-name="Normal" style:family="paragraph">
      <style:text-properties style:font-name-asian="MS Gothic" style:font-name-complex="Calibri"/>
    </style:style>
    <style:style style:name="P132" style:parent-style-name="Normal" style:family="paragraph">
      <style:text-properties style:font-name-asian="MS Gothic" style:font-name-complex="Calibri"/>
    </style:style>
    <style:style style:name="P133" style:parent-style-name="Normal" style:family="paragraph">
      <style:paragraph-properties fo:break-before="page"/>
      <style:text-properties style:font-name-asian="MS Gothic" style:font-name-complex="Calibri"/>
    </style:style>
    <style:style style:name="P134" style:parent-style-name="Normal" style:family="paragraph">
      <style:text-properties style:font-name-asian="MS Gothic" style:font-name-complex="Calibri"/>
    </style:style>
    <style:style style:name="P135" style:parent-style-name="Normal" style:family="paragraph">
      <style:text-properties style:font-name-asian="MS Gothic" style:font-name-complex="Calibri"/>
    </style:style>
    <style:style style:name="P136" style:parent-style-name="Normal" style:family="paragraph">
      <style:text-properties style:font-name-asian="MS Gothic" style:font-name-complex="Calibri"/>
    </style:style>
    <style:style style:name="P137" style:parent-style-name="Normal" style:family="paragraph">
      <style:text-properties style:font-name-asian="MS Gothic" style:font-name-complex="Calibri"/>
    </style:style>
    <style:style style:name="P138" style:parent-style-name="Normal" style:family="paragraph">
      <style:text-properties style:font-name-asian="MS Gothic" style:font-name-complex="Calibri"/>
    </style:style>
    <style:style style:name="P139" style:parent-style-name="Normal" style:family="paragraph">
      <style:text-properties style:font-name-asian="MS Gothic" style:font-name-complex="Calibri"/>
    </style:style>
    <style:style style:name="P140" style:parent-style-name="Normal" style:family="paragraph">
      <style:text-properties style:font-name-asian="MS Gothic" style:font-name-complex="Calibri"/>
    </style:style>
    <style:style style:name="P141" style:parent-style-name="Normal" style:family="paragraph">
      <style:text-properties style:font-name-asian="MS Gothic" style:font-name-complex="Calibri"/>
    </style:style>
    <style:style style:name="P142" style:parent-style-name="Normal" style:family="paragraph">
      <style:text-properties style:font-name-asian="MS Gothic" style:font-name-complex="Calibri"/>
    </style:style>
    <style:style style:name="P143" style:parent-style-name="Normal" style:family="paragraph">
      <style:text-properties style:font-name-asian="MS Gothic" style:font-name-complex="Calibri"/>
    </style:style>
    <style:style style:name="P144" style:parent-style-name="Normal" style:family="paragraph">
      <style:text-properties style:font-name-asian="MS Gothic" style:font-name-complex="Calibri"/>
    </style:style>
  </office:automatic-styles>
  <office:body>
    <office:text text:use-soft-page-breaks="true">
      <text:p text:style-name="P1">Unit 17</text:p>
      <text:p text:style-name="Normal">1/ V-<text:span text:style-name="T2">ない</text:span><text:s/>form <text:s/>+<text:s/><text:s/><text:span text:style-name="T3">ない</text:span><text:span text:style-name="T4">で</text:span><text:s/><text:span text:style-name="T5">ください</text:span><text:span text:style-name="T6"><text:s/></text:span>(đừng)</text:p>
      <text:p text:style-name="Normal">Please don’t + <text:s/>V</text:p>
      <text:p text:style-name="Normal">Ex:<text:s/><text:span text:style-name="T7">ここで</text:span><text:s/><text:s text:c="2"/><text:span text:style-name="T8">しゃしんを</text:span><text:s/><text:s text:c="2"/><text:span text:style-name="T9">とらない</text:span><text:span text:style-name="T10"><text:s/></text:span><text:span text:style-name="T11">で</text:span><text:s/><text:span text:style-name="T12">ください</text:span></text:p>
      <text:p text:style-name="Normal">Ex:<text:s/><text:span text:style-name="T13">わたしは</text:span><text:s/><text:s/><text:span text:style-name="T14">けんきですから、しんぱいしないで</text:span><text:s/><text:s text:c="2"/><text:span text:style-name="T15">くだいさい</text:span></text:p>
      <text:p text:style-name="Normal"><text:span text:style-name="T16">しんぱいします</text:span><text:span text:style-name="T17">:<text:s/></text:span><text:span text:style-name="T18">worry</text:span></text:p>
      <text:p text:style-name="Normal">2/ V-<text:span text:style-name="T19">ない</text:span><text:span text:style-name="T20"><text:s/></text:span>form <text:s/><text:span text:style-name="T21">+<text:s/></text:span><text:span text:style-name="T22">なければ</text:span><text:span text:style-name="T23"><text:s/></text:span><text:span text:style-name="T24">なりません</text:span><text:span text:style-name="T25"><text:s/></text:span>(phải)</text:p>
      <text:p text:style-name="Normal">Must + V</text:p>
      <text:p text:style-name="Normal">I must take medicine</text:p>
      <text:p text:style-name="Normal"><text:span text:style-name="T26">すくりを</text:span><text:s text:c="2"/><text:s/><text:span text:style-name="T27">のまなければ</text:span><text:span text:style-name="T28"><text:s/></text:span><text:s/><text:span text:style-name="T29">なりません</text:span></text:p>
      <text:p text:style-name="Normal">3/ V-<text:span text:style-name="T30">ない</text:span><text:s/>form <text:s/>+ <text:s text:c="2"/><text:span text:style-name="T31">なくても</text:span><text:s/><text:span text:style-name="T32">いいです</text:span><text:span text:style-name="T33"><text:s/></text:span><text:span text:style-name="T34">(không cần)</text:span></text:p>
      <text:p text:style-name="P35">Don’t need + V</text:p>
      <text:p text:style-name="Normal"><text:span text:style-name="T36">Ex:</text:span><text:span text:style-name="T37"><text:s/></text:span><text:span text:style-name="T38">あした</text:span><text:span text:style-name="T39"><text:s text:c="2"/></text:span><text:span text:style-name="T40">こなくても</text:span><text:span text:style-name="T41"><text:s/></text:span><text:span text:style-name="T42"><text:s/></text:span><text:span text:style-name="T43">いいです</text:span></text:p>
      <text:p text:style-name="Normal">You don’t need come tomrrow</text:p>
      <text:p text:style-name="Normal">4/<text:s/>N<text:s/><text:span text:style-name="T44">は</text:span></text:p>
      <text:p text:style-name="Normal"><text:span text:style-name="T45">Ex</text:span><text:span text:style-name="T46">:<text:s/></text:span><text:span text:style-name="T47">ここに</text:span><text:span text:style-name="T48"><text:s text:c="2"/></text:span><text:span text:style-name="T49">にもつを</text:span><text:span text:style-name="T50"><text:s text:c="3"/></text:span><text:span text:style-name="T51">おかないで</text:span><text:span text:style-name="T52"><text:s text:c="2"/></text:span><text:span text:style-name="T53">ください</text:span></text:p>
      <text:p text:style-name="P54">-&gt;<text:s/>にもつは<text:s text:c="3"/>ここに<text:s text:c="2"/>にもつを<text:s text:c="2"/>おかないで<text:s text:c="2"/>ください</text:p>
      <text:p text:style-name="Normal"><text:span text:style-name="T55">おきます</text:span><text:span text:style-name="T56">:</text:span><text:span text:style-name="T57"><text:s/></text:span><text:span text:style-name="T58">put</text:span></text:p>
      <text:p text:style-name="P59">Ex:<text:s/>かいしゃの<text:s text:c="2"/>しょくどうで<text:s text:c="2"/>ひるごはんを<text:s text:c="2"/>たべます</text:p>
      <text:p text:style-name="P60">-&gt;<text:s/>ひるごはんは<text:s text:c="3"/>かいしゃの<text:s/>しょくどうで<text:s text:c="3"/>たべます</text:p>
      <text:p text:style-name="P61">5/<text:s/>N (time) +<text:s/>までに<text:s/><text:s/>+ <text:s/>V: <text:s/>until + N (time)</text:p>
      <text:p text:style-name="P62">Ex:<text:s/>かいぎは<text:s/><text:s text:c="2"/>5じまでに<text:s/><text:s/>おわります</text:p>
      <text:p text:style-name="P63">The meeting will be finished<text:s/>before<text:s/>5</text:p>
      <text:p text:style-name="P64">Ex:<text:s/>どようびまでに<text:s text:c="2"/><text:s/>ほんを<text:s/><text:s text:c="2"/>かえさなければ<text:s text:c="3"/><text:s/>なりません</text:p>
      <text:p text:style-name="P65">I<text:s/>must<text:s/>return a book<text:s/>before<text:s/>Saturday</text:p>
      <text:p text:style-name="P66">----------</text:p>
      <text:p text:style-name="P67">ぶんけ</text:p>
      <text:p text:style-name="P68">1/<text:s/>ここで<text:s text:c="2"/>しゃしんを<text:s text:c="2"/>とらないで<text:s text:c="2"/>ください。</text:p>
      <text:p text:style-name="P69">2/<text:s/>パスポートを<text:s text:c="2"/>みせなければ<text:s text:c="2"/>なりません</text:p>
      <text:p text:style-name="P70">3/<text:s/>レポートは<text:s text:c="3"/>ださなくても<text:s text:c="3"/>いいです</text:p>
      <text:p text:style-name="Normal"><text:span text:style-name="T71">だします</text:span><text:span text:style-name="T72">:</text:span><text:span text:style-name="T73"><text:s/></text:span><text:span text:style-name="T74">take out,</text:span><text:span text:style-name="T75"><text:s/></text:span><text:span text:style-name="T76">hand in (a report)</text:span></text:p>
      <text:p text:style-name="P77">----------</text:p>
      <text:p text:style-name="P78">ぶんけ</text:p>
      <text:p text:style-name="Normal"><text:span text:style-name="T79">1/</text:span><text:span text:style-name="T80"><text:s/></text:span><text:span text:style-name="T81">そこに</text:span><text:s text:c="2"/><text:span text:style-name="T82">くるまを</text:span><text:s text:c="2"/><text:span text:style-name="T83">とめないで</text:span><text:s text:c="2"/><text:span text:style-name="T84">ください。</text:span></text:p>
      <text:p text:style-name="Normal"><text:span text:style-name="T85">とめます:</text:span><text:span text:style-name="T86"><text:s/></text:span><text:span text:style-name="T87">stop</text:span></text:p>
      <text:p text:style-name="Normal">2/<text:s/><text:span text:style-name="T88">おさけを</text:span><text:s text:c="3"/><text:span text:style-name="T89">のんでも</text:span><text:s/><text:s/><text:span text:style-name="T90">いいですか</text:span></text:p>
      <text:p text:style-name="P91">いいえ、<text:s/>2、<text:s/>3にち<text:s text:c="2"/>のまないで<text:s text:c="2"/>ください</text:p>
      <text:p text:style-name="P92">はい、<text:s/>わかりました</text:p>
      <text:p text:style-name="Normal"><text:span text:style-name="T93">V</text:span><text:span text:style-name="T94">-</text:span><text:span text:style-name="T95">て</text:span><text:span text:style-name="T96"><text:s/></text:span><text:span text:style-name="T97">form</text:span><text:span text:style-name="T98"><text:s text:c="2"/>+ <text:s/></text:span><text:span text:style-name="T99">も</text:span><text:s/><text:s/><text:span text:style-name="T100">いいですか</text:span><text:span text:style-name="T101"><text:s/></text:span><text:span text:style-name="T102">(có thể)</text:span></text:p>
      <text:p text:style-name="P103">May I<text:s/>+<text:s/>V<text:s/>?</text:p>
      <text:p text:style-name="P104">3/<text:s/>こんばん<text:s text:c="2"/>のみに<text:s/><text:s/><text:s/>いきませんか。</text:p>
      <text:p text:style-name="P105">すみません、<text:s/>きょうは<text:s text:c="2"/><text:s/>つまと<text:s text:c="2"/>やくそくが<text:s text:c="2"/><text:s/>あります。</text:p>
      <text:p text:style-name="P106">ですから、<text:s/>はやく<text:s text:c="2"/>かえらなければ<text:s/>なりません。</text:p>
      <text:p text:style-name="P107">4/<text:s/>レポ-トは<text:s text:c="2"/>いつまでに<text:s text:c="2"/>ださなければなりませんか</text:p>
      <text:p text:style-name="P108">きんようびまでに<text:s text:c="2"/><text:s text:c="2"/>だして<text:s/>ください</text:p>
      <text:p text:style-name="P109">By when I must submit my report?</text:p>
      <text:p text:style-name="P110">Please, submit by Friday</text:p>
      <text:p text:style-name="P111">5/<text:s/>こどもも<text:s/><text:s text:c="2"/>おかねを<text:s/><text:s text:c="3"/>はらわなければ<text:s/><text:s text:c="2"/>なりません。</text:p>
      <text:p text:style-name="P112">いいえ、<text:s/>はらわなくても<text:s/><text:s text:c="3"/>いいです</text:p>
      <text:p text:style-name="P113">はらいます<text:s/>(<text:s/>group<text:s/>1): pay</text:p>
      <text:p text:style-name="P114">Must the children pay, too?</text:p>
      <text:p text:style-name="P115">No, they don’t need pay</text:p>
      <text:p text:style-name="P116">Sentences Pattern</text:p>
      <text:p text:style-name="P117">V-ない<text:s/>form<text:s/>で<text:s text:c="2"/><text:s text:c="2"/>ください: Don’t …., please</text:p>
      <text:p text:style-name="P118">1/<text:s/>たばこを<text:s text:c="2"/><text:s text:c="2"/>すわないで<text:s text:c="2"/><text:s text:c="2"/>ください</text:p>
      <text:p text:style-name="P119">2/<text:s/>レポ-トを<text:s text:c="2"/><text:s/>なくさないで<text:s/><text:s text:c="3"/>ください</text:p>
      <text:p text:style-name="P120">なくします<text:s/>(group<text:s/>1): lose</text:p>
      <text:p text:style-name="P121">3/<text:s/>かさを<text:s text:c="2"/><text:s/>わすらないで<text:s/><text:s/><text:s/>ください</text:p>
      <text:p text:style-name="P122">わすれます<text:s/>(group 2): forget</text:p>
      <text:p text:style-name="P123">Must + V</text:p>
      <text:p text:style-name="P124">4/<text:s/>ほんを<text:s text:c="2"/>かえさなければ<text:s text:c="2"/>なりません</text:p>
      <text:p text:style-name="P125">5/ざんぎょうしなければ<text:s text:c="2"/>なりません</text:p>
      <text:p text:style-name="P126">ざんぎょうします:<text:s/>work overtime</text:p>
      <text:p text:style-name="P127">6/<text:s/>くつを<text:s text:c="2"/>ぬがないでも<text:s text:c="2"/>いいです</text:p>
      <text:p text:style-name="P128"><text:s/>ぬぎます(group 1):<text:s/>take off (clothes, shoes)</text:p>
      <text:p text:style-name="P129">7/<text:s/>しりょうは<text:s text:c="3"/><text:s text:c="2"/>ファクスで<text:s text:c="3"/><text:s text:c="2"/>おくってください</text:p>
      <text:p text:style-name="P130">しりょう:<text:s/>document</text:p>
      <text:p text:style-name="P131">8/<text:s/>コピーは<text:s text:c="3"/>まつもとさんに<text:s/><text:s text:c="3"/>みせなければ<text:s/><text:s text:c="3"/>なりません</text:p>
      <text:p text:style-name="P132"/>
      <text:p text:style-name="P133"/>
      <text:p text:style-name="P134">Unit 18</text:p>
      <text:p text:style-name="P135">1/<text:s/>ミラーさんは<text:s text:c="3"/>かんじを<text:s text:c="2"/>よむ<text:s text:c="3"/>ことが<text:s text:c="2"/>できます</text:p>
      <text:p text:style-name="P136">2/<text:s/>わたしの<text:s text:c="3"/>しゅみは<text:s text:c="3"/>えいが<text:s/>を<text:s text:c="3"/>みる<text:s text:c="3"/>ことです</text:p>
      <text:p text:style-name="P137">3/<text:s/>ねる<text:s text:c="2"/>までに、<text:s/>にっきを<text:s/><text:s/><text:s/>かきます</text:p>
      <text:p text:style-name="P138"/>
      <text:p text:style-name="P139">1/<text:s/>スキーが<text:s text:c="2"/><text:s/>できますか。</text:p>
      <text:p text:style-name="P140">はい、できます。でも<text:s/>じょうず<text:s text:c="2"/>じゃありません</text:p>
      <text:p text:style-name="P141">2/<text:s/>ミラーさん<text:s text:c="2"/>パソコンを<text:s text:c="4"/>つかう<text:s text:c="2"/><text:s/>ことが<text:s text:c="2"/>できますか。</text:p>
      <text:p text:style-name="P142">いいえ、できません</text:p>
      <text:p text:style-name="P143">つかいます<text:s/>(group 1): use</text:p>
      <text:p text:style-name="P14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X</meta:initial-creator>
    <dc:creator>Windows X</dc:creator>
    <meta:creation-date>2019-01-05T02:44:00Z</meta:creation-date>
    <dc:date>2019-01-05T06:39:00Z</dc:date>
    <meta:template xlink:href="Normal.dotm" xlink:type="simple"/>
    <meta:editing-cycles>36</meta:editing-cycles>
    <meta:editing-duration>PT14100S</meta:editing-duration>
    <meta:document-statistic meta:page-count="1" meta:paragraph-count="3" meta:word-count="278" meta:character-count="1864" meta:row-count="13" meta:non-whitespace-character-count="1589"/>
  </office:meta>
</office:document-meta>
</file>